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table:number-columns-repeated="99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99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8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8T17:47:55.634244694</dc:date>
    <meta:editing-duration>P17DT16H22M41S</meta:editing-duration>
    <meta:editing-cycles>47</meta:editing-cycles>
    <meta:generator>LibreOffice/5.1.6.2$Linux_X86_64 LibreOffice_project/10m0$Build-2</meta:generator>
    <meta:document-statistic meta:table-count="1" meta:cell-count="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382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